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 style:font-charset="x-symbol"/>
    <style:font-face style:name="StarSymbol1" svg:font-family="StarSymbol, 'Arial Unicode MS'"/>
    <style:font-face style:name="Courier" svg:font-family="Courier, 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font-name="Arial" fo:font-size="12pt" style:font-size-asian="12pt" style:font-size-complex="12pt"/>
    </style:style>
    <style:style style:name="P3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weight="normal"/>
    </style:style>
    <style:style style:name="P5" style:family="paragraph" style:parent-style-name="Standard" style:list-style-name="WW8Num3"/>
    <style:style style:name="P6" style:family="paragraph" style:parent-style-name="Standard">
      <style:text-properties style:font-name="Arial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WW8Num3">
      <style:text-properties style:font-name="Arial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text-properties style:font-name="Arial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 style:list-style-name="WW8Num4">
      <style:text-properties style:font-name="Arial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text-properties style:font-name="Arial" fo:font-size="12pt" style:font-size-asian="12pt" style:font-size-complex="12pt"/>
    </style:style>
    <style:style style:name="P13" style:family="paragraph" style:parent-style-name="Standard">
      <style:paragraph-properties fo:break-before="page"/>
      <style:text-properties style:font-name="Arial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Arial" fo:font-size="12pt" style:font-size-asian="12pt" style:font-weight-asian="normal" style:font-size-complex="12pt" style:font-weight-complex="normal"/>
    </style:style>
    <style:style style:name="T3" style:family="text">
      <style:text-properties style:font-name="Arial" fo:font-size="12pt" fo:language="pt" fo:country="BR" fo:font-weight="normal" style:font-name-asian="Bitstream Vera Sans" style:font-size-asian="12pt" style:language-asian="pt" style:country-asian="BR" style:font-weight-asian="normal" style:font-name-complex="Courier" style:font-size-complex="12pt" style:language-complex="pt" style:country-complex="BR" style:font-weight-complex="normal"/>
    </style:style>
    <style:style style:name="T4" style:family="text">
      <style:text-properties fo:font-weight="bold"/>
    </style:style>
    <style:style style:name="T5" style:family="text">
      <style:text-properties style:use-window-font-color="true" style:font-name="Arial" fo:font-size="12pt" fo:language="pt" fo:country="BR" fo:font-weight="normal" style:font-name-asian="Bitstream Vera Sans" style:font-size-asian="12pt" style:language-asian="pt" style:country-asian="BR" style:font-weight-asian="normal" style:font-name-complex="Courier" style:font-size-complex="12pt" style:language-complex="pt" style:country-complex="BR" style:font-weight-complex="normal"/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Dicas Práticas de Uso do SQL</text:p>
      <text:p text:style-name="P2"/>
      <text:p text:style-name="P3">Testar se campo é de e-mail, ou seja, se contém um @:</text:p>
      <text:p text:style-name="P2"/>
      <text:p text:style-name="P1">SELECT POSITION('@' IN 'ribafs@gmail.com') &gt; 0</text:p>
      <text:p text:style-name="P1"/>
      <text:p text:style-name="P1">select 'ribafs@gmail.com' ~ '@'</text:p>
      <text:p text:style-name="P1">select 'ribafs@gmail.com' like '%@%'</text:p>
      <text:p text:style-name="P1">select 'ribafs@gmail.com' similar to '%@%.%';</text:p>
      <text:p text:style-name="P1"/>
      <text:p text:style-name="P1">Alguns da lista de PHP (phpfortaleza@yahoogrupos.com.br - groups.yahoo.com).</text:p>
      <text:p text:style-name="P1"/>
      <text:p text:style-name="P3">Temos um campo (insumo) com valores = 1, 2, 3, ... 87 e queremos atualizar para 0001, 0002, 0003, ... 0087</text:p>
      <text:p text:style-name="P2"/>
      <text:p text:style-name="P1">UPDATE equipamentos SET insumo = '000' || insumo WHERE LENGTH(insumo) = 1;</text:p>
      <text:p text:style-name="P1">UPDATE equipamentos SET insumo = '00' || insumo WHERE LENGTH(insumo) = 2;</text:p>
      <text:p text:style-name="P1"/>
      <text:p text:style-name="P1">Outra saída mais elegante ainda:</text:p>
      <text:p text:style-name="P1"/>
      <text:p text:style-name="P1">UPDATE equipamentos SET insumo = REPEAT('0', 4-LENGTH(insumo)) || insumo;</text:p>
      <text:p text:style-name="P1"/>
      <text:p text:style-name="P2"/>
      <text:p text:style-name="P3">INSERINDO COM SELECT</text:p>
      <text:p text:style-name="P1">Tendo uma tabela com registros e outra para onde desejo incluir registros daquela</text:p>
      <text:p text:style-name="P1"/>
      <text:p text:style-name="P1">INSERT INTO equipamentos2 SELECT grupo, insumo, descricao, unidade from equipamentos2;</text:p>
      <text:p text:style-name="P1"/>
      <text:p text:style-name="P1">insert into engenharia.precos (insumo_grupo,insumo) select grupo,insumo from engenharia;</text:p>
      <text:p text:style-name="P2"/>
      <text:p text:style-name="P3">Com CAST</text:p>
      <text:p text:style-name="P2"/>
      <text:p text:style-name="P1">insert into engenharia.insumos (grupo,insumo,descricao,unidade) select grupo,insumo,descricao, CAST(unidade AS int2) AS "unidade" from engenharia.apagar</text:p>
      <text:p text:style-name="P1"/>
      <text:p text:style-name="P1">insert into engenharia.insumos (grupo,insumo,descricao,unidade) select grupo,insumo,descricao, cast(unidade AS INT2) AS unidade from engenharia.apagar</text:p>
      <text:p text:style-name="P1"/>
      <text:p text:style-name="P1">select trim(length(bairro)) from cep_tabela where cep='60420440'; -- Montese, Retorna 7</text:p>
      <text:p text:style-name="P2"/>
      <text:p text:style-name="P3">Através do PHP</text:p>
      <text:p text:style-name="P1">$conn = pg_connect("host=10.40.100.186 dbname=apoena user=_postgresql");</text:p>
      <text:p text:style-name="P1">for($x=10;$x&lt;=87;$x++){</text:p>
      <text:p text:style-name="P1"><text:tab/>$sql="update engenharia.precos set custo_produtivo = (select custo_produtivo from <text:tab/>engenharia.apagar where insumo='$x') where insumo='00' || '$x'";</text:p>
      <text:p text:style-name="P1"><text:tab/>$ret=pg_query($conn,$sql);</text:p>
      <text:p text:style-name="P1">}</text:p>
      <text:p text:style-name="P1"/>
      <text:p text:style-name="P2"/>
      <text:p text:style-name="P13">Diferença em Dias entre duas Datas</text:p>
      <text:p text:style-name="P3"/>
      <text:p text:style-name="P1">SELECT DATE '2006-03-29' – DATE '2006-01-12';</text:p>
      <text:p text:style-name="P1">SELECT (CAST('10/02/2005' AS DATE) - CAST('10/01/2006'));</text:p>
      <text:p text:style-name="P1"/>
      <text:p text:style-name="P1"/>
      <text:p text:style-name="P3">Via PHP</text:p>
      <text:p text:style-name="P1">$con=pg_connect("host=127.0.0.1 user=postgres password=postgres");</text:p>
      <text:p text:style-name="P1"/>
      <text:p text:style-name="P1">function datediff($data_final, $data_inicial){</text:p>
      <text:p text:style-name="P1"><text:s text:c="4"/>global $con;</text:p>
      <text:p text:style-name="P1"><text:s text:c="4"/>$str="SELECT DATE '$data_final' - DATE '$data_inicial'";</text:p>
      <text:p text:style-name="P1"><text:s text:c="4"/>$recordset = pg_query($con, $str);</text:p>
      <text:p text:style-name="P1"><text:s text:c="4"/>$diferença=pg_fetch_array($recordset);</text:p>
      <text:p text:style-name="P1"><text:s text:c="4"/>return $diferença[0];</text:p>
      <text:p text:style-name="P1">}</text:p>
      <text:p text:style-name="P1"/>
      <text:p text:style-name="P1">echo "Diferença: " . datediff("1969-01-08", "1968-10-16");</text:p>
      <text:p text:style-name="P1"/>
      <text:p text:style-name="P3">POPULAR BANCO COM MASSA DE TESTES</text:p>
      <text:p text:style-name="P1"/>
      <text:p text:style-name="P1">Script el Perl</text:p>
      <text:p text:style-name="P1"/>
      <text:p text:style-name="P1">#!/usr/bin/perl</text:p>
      <text:p text:style-name="P1">$count = 1;</text:p>
      <text:p text:style-name="P1">$arquivosaida = "populate.sql";</text:p>
      <text:p text:style-name="P1">@chars = ("A" .. "Z", "a" .. "z", 0 .. 9);</text:p>
      <text:p text:style-name="P1">@numbers = (1 .. 9);</text:p>
      <text:p text:style-name="P1">@single_chars = ("a" .. "e");</text:p>
      <text:p text:style-name="P1">$totalrecords = 5000; # 5 milhoes</text:p>
      <text:p text:style-name="P1"/>
      <text:p text:style-name="P1">open(OUTPUT, "&gt; $arquivosaida");</text:p>
      <text:p text:style-name="P1">print OUTPUT "DROP TABLE index_teste;\n";</text:p>
      <text:p text:style-name="P1">print OUTPUT "CREATE TABLE index_teste (";</text:p>
      <text:p text:style-name="P1">print OUTPUT "codigo INT, nome VARCHAR(10), numero INT, letra CHAR(1)";</text:p>
      <text:p text:style-name="P1">print OUTPUT ");\n";</text:p>
      <text:p text:style-name="P1">print OUTPUT "COPY index_teste (codigo, nome, numero, letra) FROM stdin;\n";</text:p>
      <text:p text:style-name="P1">while ($count &lt;= $totalrecords){</text:p>
      <text:p text:style-name="P1"><text:s text:c="4"/>$randstring = join("", @chars [map{rand @chars} ( 1 .. 8 ) ]);</text:p>
      <text:p text:style-name="P1"><text:s text:c="4"/>$randnum = join("", @numbers [map{rand @numbers} ( 1 .. 8 ) ]);</text:p>
      <text:p text:style-name="P1"><text:s text:c="4"/>$randletter = join("", @single_chars [map{rand @single_chars} (1)]);</text:p>
      <text:p text:style-name="P1"><text:s text:c="4"/>print OUTPUT</text:p>
      <text:p text:style-name="P1"><text:s text:c="4"/>#print OUTPUT "INSERT INTO index_teste VALUES($count,'$randstring',$randnum,'$randletter');\n";</text:p>
      <text:p text:style-name="P1"><text:s text:c="4"/>$count."\t".$randstring."\t".$randnum."\t".$randletter."\n";</text:p>
      <text:p text:style-name="P1"><text:s text:c="4"/>$count++;</text:p>
      <text:p text:style-name="P1">};</text:p>
      <text:p text:style-name="P1">#print OUTPUT "\n";</text:p>
      <text:p text:style-name="P1">#print OUTPUT "\nCREATE INDEX indexteste_codigo_index ON index_teste(codigo);\n";</text:p>
      <text:p text:style-name="P1">#print OUTPUT "CREATE INDEX indexteste_numero_index ON index_teste(numero);\n";</text:p>
      <text:p text:style-name="P1">#print OUTPUT "VACUUM ANALYZE index_teste;\n";</text:p>
      <text:p text:style-name="P1">close OUTPUT;</text:p>
      <text:p text:style-name="P1"><text:soft-page-break/></text:p>
      <text:p text:style-name="P3">Ajustando o formato da Data do Sistema</text:p>
      <text:p text:style-name="P1"/>
      <text:p text:style-name="P1">SHOW DATESTYLE;</text:p>
      <text:p text:style-name="P1">SET DATESTYLE TO ISO;<text:tab/>YYYY-MM-DD HH:MM:SS</text:p>
      <text:p text:style-name="P1">SET DATESTYLE TO PostgreSQL;<text:tab/>Formato tradicional do PostgreSQL (</text:p>
      <text:p text:style-name="P1">SET DATESTYLE TO US;<text:tab/>MM/DD/YYYY</text:p>
      <text:p text:style-name="P1">SET DATESTYLE TO NONEUROPEAN, GERMAN;<text:tab/>DD.MM.YYYY</text:p>
      <text:p text:style-name="P1">SET DATESTYLE TO EUROPEAN;<text:tab/>DD/MM/YYYY</text:p>
      <text:p text:style-name="P1">Obs.: De forma permanente ajustar o postgresql.conf.</text:p>
      <text:p text:style-name="P1"/>
      <text:p text:style-name="P1">Outros usos para SHOW:</text:p>
      <text:p text:style-name="P1"/>
      <text:p text:style-name="P1">SHOW server_version;</text:p>
      <text:p text:style-name="P1">SHOW server_encoding; -- Idioma para ordenação do texto (definido pelo initdb)</text:p>
      <text:p text:style-name="P1">SHOW lc_collate;<text:tab/>-- Idioma para classificação de caracteres (definido pelo initdb)</text:p>
      <text:p text:style-name="P1">SHOW all;<text:tab/>-- Mostra todos os parâmetros</text:p>
      <text:p text:style-name="P1"/>
      <text:p text:style-name="P2">Também podemos setar o datestyle quando alteramos um banco:</text:p>
      <text:p text:style-name="P1">ALTER DATABASE nomebanco SET DATESTYLE = SQL, DMY;</text:p>
      <text:p text:style-name="P1"/>
      <text:p text:style-name="P2">Também pode ser atribuído juntamente com o Usuário:</text:p>
      <text:p text:style-name="P1">ALTER ROLE nomeuser SET DATESTYLE TO SQL, DMY;</text:p>
      <text:p text:style-name="P2"/>
      <text:p text:style-name="P3">Ajustando uma Faixa de Registros com LIMIT and OFFSET</text:p>
      <text:p text:style-name="P1"/>
      <text:p text:style-name="P1">SELECT isbn, title, publication FROM editions NATURAL JOIN books AS b (book_id)</text:p>
      <text:p text:style-name="P1">ORDER BY publication DESC LIMIT 5;</text:p>
      <text:p text:style-name="P1"/>
      <text:p text:style-name="P1">SELECT isbn, title, publication FROM editions NATURAL JOIN books AS b (book_id)</text:p>
      <text:p text:style-name="P1">ORDER BY publication DESC LIMIT 5 OFFSET 2;</text:p>
      <text:p text:style-name="P1"/>
      <text:p text:style-name="P3">Trará 5 registros, iniciando do segundo.</text:p>
      <text:p text:style-name="P2"/>
      <text:p text:style-name="P3">REORDENAR CAMPOS DE TABELA</text:p>
      <text:p text:style-name="P1">Se você estiver falando da ordem dos campos na tabela não existe razão para isso no modelo relacional.</text:p>
      <text:p text:style-name="P1"/>
      <text:p text:style-name="P1">Você sempre pode especificar os campos desejados, e na ordem desejada, no SELECT.</text:p>
      <text:p text:style-name="P1">Se necessário você pode criar uma view:</text:p>
      <text:p text:style-name="P1"/>
      <text:p text:style-name="P1">CREATE VIEW nome_view AS SELECT id,cpf,nome FROM sua_tabela;</text:p>
      <text:p text:style-name="P1"/>
      <text:p text:style-name="P1">Se ainda não estiver satisfeito pois quer suas tabelas "bonitinhas" e organizadas:</text:p>
      <text:p text:style-name="P1">1. CREATE TABLE novo_nome AS SELECT id,cpf,nome FROM sua_tabela;</text:p>
      <text:p text:style-name="P1">2. DROP TABLE sua_tabela;</text:p>
      <text:p text:style-name="P1">3. ALTER TABLE novo_nome RENAME TO sua_tabela;</text:p>
      <text:p text:style-name="P4"><text:span text:style-name="T2">Osvaldo (Na lista </text:span><text:a xlink:type="simple" xlink:href="https://wiki.postgresql.org.br/wiki/ListaDeDiscussão"><text:span text:style-name="T4">PostgreSQL-Brasil</text:span></text:a><text:span text:style-name="T2">).</text:span></text:p>
      <text:p text:style-name="P2"/>
      <text:p text:style-name="P3"/>
      <text:p text:style-name="P13"/>
      <text:p text:style-name="P3">Criação de Tipos de Dados</text:p>
      <text:p text:style-name="P1"/>
      <text:p text:style-name="P1">CREATE TYPE "img" (input = "int4in", output = "int4out", internallength = 4, externallength = 10, delimiter = ",", send = "int4out", receive = "int4in", passedbyvalue, <text:s/>alignment = int, storage = plain);</text:p>
      <text:p text:style-name="P1"/>
      <text:p text:style-name="P3">Uso:</text:p>
      <text:p text:style-name="P1">create table imagens (codigo int8, descricao varchar(60), imagem img);</text:p>
      <text:p text:style-name="P2"/>
      <text:p text:style-name="P3">Construtor de Matriz</text:p>
      <text:list text:style-name="L1">
        <text:list-item>
          <text:p text:style-name="P8">Matriz unidimensional - array[2,4,6+2]</text:p>
          <text:p text:style-name="P8"/>
        </text:list-item>
        <text:list-item>
          <text:p text:style-name="P8">SELECT array[2,4,6+2]; -- Retorna 2,4,8</text:p>
          <text:p text:style-name="P8"/>
        </text:list-item>
        <text:list-item>
          <text:p text:style-name="P8">Multidimensional - composta por duas ou mais matrizes unidimensionais:</text:p>
          <text:p text:style-name="P8"/>
        </text:list-item>
        <text:list-item>
          <text:p text:style-name="P8">Obs.: O índice do valor da matriz construído com ARRAY sempre começa com um.</text:p>
          <text:p text:style-name="P8"/>
        </text:list-item>
        <text:list-item>
          <text:p text:style-name="P8">Ao criar uma tabela podemos usar matriz em seus tipos de dados, ao invés de tipos simples.</text:p>
          <text:p text:style-name="P8"/>
        </text:list-item>
        <text:list-item>
          <text:p text:style-name="P8">Exemplo:</text:p>
          <text:p text:style-name="P8"/>
        </text:list-item>
        <text:list-item>
          <text:p text:style-name="P8">CREATE TABLE testematriz (codigo INT [], nome char[30][30]);</text:p>
          <text:p text:style-name="P8"/>
        </text:list-item>
        <text:list-item>
          <text:p text:style-name="P8">array[array[2,4,6],array[1,3,5]] ou</text:p>
          <text:p text:style-name="P8">array[[2,4,6],[1,3,5]]</text:p>
          <text:p text:style-name="P8"/>
        </text:list-item>
        <text:list-item>
          <text:p text:style-name="P8">Com subconsultas. Entre parênteses e não concletes.</text:p>
          <text:p text:style-name="P8"/>
        </text:list-item>
        <text:list-item>
          <text:p text:style-name="P8">select array(select oid from pg_proc where proname like 'bytea%');</text:p>
          <text:p text:style-name="P8">Retorna: 1244,31,1948,1949,1950,1951,1952,1953,1954,2005,2006,2011,2412,2413,16823</text:p>
        </text:list-item>
      </text:list>
      <text:p text:style-name="P1"/>
      <text:p text:style-name="P3">ENCONTRAR REGISTROS DUPLICADOS</text:p>
      <text:p text:style-name="P2"/>
      <text:p text:style-name="P1">SELECT DISTINCT cep FROM cep_tabela</text:p>
      <text:p text:style-name="P1">WHERE cep IN (SELECT cep FROM cep_tabela AS Tmp GROUP BY cep,tipo,logradouro, bairro, municipio,uf HAVING Count(*) &gt;1 ) ORDER BY cep;</text:p>
      <text:p text:style-name="P1">(Adaptação de consulta gerada pelo assistente Encontrar duplicadas do Access).</text:p>
      <text:p text:style-name="P1"/>
      <text:p text:style-name="P1">Ou:</text:p>
      <text:p text:style-name="P1">select count(*) as quantos, cep from cep_tabela group by cep having count(*) &gt; 1;</text:p>
      <text:p text:style-name="P1"/>
      <text:p text:style-name="P3">REMOVER DUPLICADOS</text:p>
      <text:p text:style-name="P1"/>
      <text:p text:style-name="P1">Para tabelas criadas WITH OIDS:</text:p>
      <text:p text:style-name="P1">DELETE FROM cep_tabela2 WHERE oid NOT IN</text:p>
      <text:p text:style-name="P1">(SELECT min(oid) FROM cep_tabela2 GROUP BY cep, tipo, logradouro, bairro, municipio, uf);</text:p>
      <text:p text:style-name="P1"/>
      <text:p text:style-name="P1"><text:soft-page-break/></text:p>
      <text:p text:style-name="P1">Do exemplo 8.10 do manual em português do Brasil.</text:p>
      <text:p text:style-name="P1"/>
      <text:p text:style-name="P1">Ou:</text:p>
      <text:p text:style-name="P1"/>
      <text:p text:style-name="P1">Criando uma segunda tabela que conterá somente os registros exclusivos e ainda guarda uma cópia da tabela original:</text:p>
      <text:p text:style-name="P1"/>
      <text:p text:style-name="P1">CREATE TABLE cep_tabela2 AS SELECT cep, tipo, logradouro, bairro, municipio, uf FROM cep_tabela GROUP BY cep, tipo, logradouro, bairro, municipio, uf ORDER BY cep;</text:p>
      <text:p text:style-name="P1"/>
      <text:p text:style-name="P3">Caso não importe qual das duplicatas irá permanecer:</text:p>
      <text:p text:style-name="P1">CREATE TABLE tab_temp AS SELECT DISTINCT * FROM tabela;</text:p>
      <text:p text:style-name="P1">DROP tabela;</text:p>
      <text:p text:style-name="P1"/>
      <text:p text:style-name="P1">ALTER TABLE tab_temp RENAME TO tabela;</text:p>
      <text:p text:style-name="P1">(Dica de Osvaldo Rosario Kussama na lista de PostgreSQL Brasil)</text:p>
      <text:p text:style-name="P1"/>
      <text:p text:style-name="P3">Delimitadores</text:p>
      <text:p text:style-name="P1">A maioria dos tipos de dados tem seus valores delimitados por apóstrofos (‘), a exemplo de:</text:p>
      <text:list text:style-name="WW8Num4">
        <text:list-item text:start-value="1">
          <text:p text:style-name="P9">caracteres</text:p>
        </text:list-item>
        <text:list-item>
          <text:p text:style-name="P9">data/hora</text:p>
        </text:list-item>
        <text:list-item>
          <text:p text:style-name="P9">monetário</text:p>
        </text:list-item>
        <text:list-item>
          <text:p text:style-name="P9">boleanos</text:p>
        </text:list-item>
        <text:list-item>
          <text:p text:style-name="P9">binários</text:p>
        </text:list-item>
        <text:list-item>
          <text:p text:style-name="P9">geométricos</text:p>
        </text:list-item>
        <text:list-item>
          <text:p text:style-name="P9">arrays</text:p>
        </text:list-item>
      </text:list>
      <text:p text:style-name="P1">A exceção é para os demais tipos numéricos: <text:s/>date ‘18/12/2005’ <text:s text:c="2"/>numeric <text:s/>12345.45</text:p>
      <text:p text:style-name="P2"/>
      <text:p text:style-name="P3">Caracteres Especiais</text:p>
      <text:p text:style-name="P1"/>
      <text:p text:style-name="P1">Para poder escrever uma barra no valor de uma constante, usa-se duas barras:</text:p>
      <text:p text:style-name="P1"/>
      <text:p text:style-name="P1">SELECT '\\Barra';</text:p>
      <text:p text:style-name="P1"/>
      <text:p text:style-name="P1">Para escrever um apóstrofo usa-se dois apóstrofos:</text:p>
      <text:p text:style-name="P1"/>
      <text:p text:style-name="P1">SELECT 'Editora O''Reyle';</text:p>
      <text:p text:style-name="P1"/>
      <text:p text:style-name="P1">PostgreSQL também permite o uso de caracteres de escape para escrever caracteres especiais:</text:p>
      <text:p text:style-name="P1"/>
      <text:p text:style-name="P1">SELECT 'Editora O\'Reyle';</text:p>
      <text:p text:style-name="P1">Concatenação de expressões no terminal:</text:p>
      <text:p text:style-name="P1"/>
      <text:p text:style-name="P1">SELECT 'Concate'</text:p>
      <text:p text:style-name="P1">'nação';</text:p>
      <text:p text:style-name="P1"/>
      <text:p text:style-name="P1">Equivale a:</text:p>
      <text:p text:style-name="P1"/>
      <text:p text:style-name="P1">SELECT 'Concatenação';</text:p>
      <text:p text:style-name="P1"><text:soft-page-break/></text:p>
      <text:p text:style-name="P1">Quando resolvendo expressões matemáticas usar parênteses para tornar mais claras as precedências.</text:p>
      <text:p text:style-name="P1"/>
      <text:p text:style-name="P3">Convertendo para Números</text:p>
      <text:p text:style-name="P1"/>
      <text:p text:style-name="P1">SELECT TO_NUMBER('0' || '1,500.64',99999999.99);</text:p>
      <text:p text:style-name="P1">Total de 8 dígitos com 2 decimais.</text:p>
      <text:p text:style-name="P1"/>
      <text:p text:style-name="P3">COPIAR TABELA COM REGISTROS</text:p>
      <text:p text:style-name="P3"/>
      <text:p text:style-name="P1">CREATE TABLE tabeladestino AS SELECT * FROM tabelaorigem;</text:p>
      <text:p text:style-name="P1"/>
      <text:p text:style-name="P1">Teremos que recriar as constraints.</text:p>
      <text:p text:style-name="P1"/>
      <text:p text:style-name="P3">phpPgGIS</text:p>
      <text:p text:style-name="P1">http://www.geolivre.org.br/modules/news/ </text:p>
      <text:p text:style-name="P1">Em mais um grande lançamento, a OpenGEO coloca à disposição da comunidade uma ferramenta extremamente últil para gerência de dados geográficos no PostgreSQL. O phpPgGIS é mais um produto da OpenGEO que contempla uma demanda na área de Geotecnologias e visa atender usuários do mundo inteiro.</text:p>
      <text:p text:style-name="P1"/>
      <text:p text:style-name="P1">Desenvolvido com base no phpPgAdmin, o phpPgGIS utiliza o MapServer para visualizar o conteúdo espacial dos campos do PostGIS com muita simplicidade (um clique). Seqüências de códigos complexos (campo de geometria) agora podem ser vistos num mapa.</text:p>
      <text:p text:style-name="P1"/>
      <text:p text:style-name="P1">O OpenGEO tem atuado no mercado brasileiro de Geotecnologias com soluções inovadoras com base em software livre e já ganhou referência internacional com alguns importantes projetos como o Open 3D GIS e o GeoLivre Linux.</text:p>
      <text:p text:style-name="P1"/>
      <text:p text:style-name="P1">Este sistema vai integrar a solução de Hosting que a empresa deverá lançar nas próximas semanas.</text:p>
      <text:p text:style-name="P3"/>
      <text:p text:style-name="P3">MAIÚSCULAS E MINÚSCULAS NO POSTGRESQL</text:p>
      <text:p text:style-name="P1"/>
      <text:p text:style-name="P1">Ao digitar nomes de tabelas e campos em Maiúsculas eles serão convertidos automaticamente para minúsculas, a não ser que sejam digitados entre aspas duplas:</text:p>
      <text:p text:style-name="P1"/>
      <text:p text:style-name="P1">SELECT * FROM "CLIENTES";</text:p>
      <text:p text:style-name="P1"/>
      <text:p text:style-name="P1">Recomendação: evitar o uso de maiúsculas e de acentos em nomes de bancos, tabelas e campos para todos os SGBDs compatíveis com o SQL.</text:p>
      <text:p text:style-name="P1"/>
      <text:p text:style-name="P3">Contador de Resultados</text:p>
      <text:p text:style-name="P1"/>
      <text:p text:style-name="P1">Indicado para consultas e relatórios (não grava)</text:p>
      <text:p text:style-name="P1"/>
      <text:p text:style-name="P1">CREATE TEMP SEQUENCE seq;</text:p>
      <text:p text:style-name="P1">SELECT nexval('seq'), * FROM esquema.tabela;</text:p>
      <text:p text:style-name="P1">(Salvador S. Scardua na lista PostgreSQL Brasil)</text:p>
      <text:p text:style-name="P1"/>
      <text:p text:style-name="P3"><text:soft-page-break/></text:p>
      <text:p text:style-name="P3">LIMITES DO POSTGRESQL</text:p>
      <text:p text:style-name="P1">Tamanho de um Banco de Dados - ilimitado</text:p>
      <text:p text:style-name="P1">Tamanho de uma tabela - 32 TB</text:p>
      <text:p text:style-name="P1">Quantidade de registros por tabela - ilimitados</text:p>
      <text:p text:style-name="P1">Quantidade de campos por tabela - 250 a 1600 (depende do tipo)</text:p>
      <text:p text:style-name="P1">Quantidade de índices por tabela - ilimitado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StarSymbol1" svg:font-family="StarSymbol, 'Arial Unicode MS'"/>
    <style:font-face style:name="Courier" svg:font-family="Courier, 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1" fo:font-size="9pt" style:font-name-asian="StarSymbol1" style:font-size-asian="9pt" style:font-size-complex="9pt"/>
    </style:style>
    <style:style style:name="WW8Num4z0" style:family="text">
      <style:text-properties style:font-name="StarSymbol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3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min-label-width="0.635cm"/>
        <style:text-properties style:font-name="StarSymbol1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date>2008-05-23T18:30:15</dc:date>
    <meta:editing-cycles>8</meta:editing-cycles>
    <meta:editing-duration>PT15M5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7" meta:paragraph-count="187" meta:word-count="1448" meta:character-count="9669"/>
  </office:meta>
</office:document-meta>
</file>